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paragraph-properties fo:text-align="start" style:justify-single-word="false"/>
    </style:style>
    <style:style style:name="P9" style:family="paragraph" style:parent-style-name="Standard" style:list-style-name="L6">
      <style:paragraph-properties fo:text-align="start" style:justify-single-word="false"/>
      <style:text-properties fo:language="it" fo:country="IT"/>
    </style:style>
    <style:style style:name="P10" style:family="paragraph" style:parent-style-name="Standard">
      <style:paragraph-properties fo:text-align="center" style:justify-single-word="false"/>
    </style:style>
    <style:style style:name="T1" style:family="text">
      <style:text-properties fo:language="en" fo:country="US"/>
    </style:style>
    <style:style style:name="T2" style:family="text">
      <style:text-properties fo:language="it" fo:country="IT"/>
    </style:style>
    <style:style style:name="T3" style:family="text">
      <style:text-properties fo:font-size="12pt"/>
    </style:style>
    <style:style style:name="T4" style:family="text">
      <style:text-properties fo:font-size="12pt" fo:language="it" fo:country="IT" fo:font-weight="normal" style:font-size-asian="12pt" style:font-weight-asian="normal" style:font-size-complex="12pt" style:font-weight-complex="normal"/>
    </style:style>
    <style:style style:name="T5" style:family="text">
      <style:text-properties fo:font-weight="normal"/>
    </style:style>
    <style:style style:name="T6" style:family="text">
      <style:text-properties style:font-size-asian="12pt"/>
    </style:style>
    <style:style style:name="T7" style:family="text">
      <style:text-properties style:font-weight-asian="normal"/>
    </style:style>
    <style:style style:name="T8" style:family="text">
      <style:text-properties style:font-size-complex="12pt"/>
    </style:style>
    <style:style style:name="T9" style:family="text">
      <style:text-properties style:font-weight-complex="normal"/>
    </style:style>
    <style:style style:name="T10" style:family="text">
      <style:text-properties fo:font-size="18pt" fo:language="it" fo:country="IT" fo:font-weight="bold" style:font-size-asian="18pt" style:font-weight-asian="bold" style:font-size-complex="18pt" style:font-weight-complex="bold"/>
    </style:style>
    <style:style style:name="T11" style:family="text">
      <style:text-properties fo:font-size="18pt" fo:font-weight="bold" style:font-size-asian="18pt" style:font-weight-asian="bold" style:font-size-complex="18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ARRATIVE DESCRIPTION</text:span></text:p>
      <text:p text:style-name="P2"><text:span text:style-name="T2">MAIN CORE</text:span></text:p>
      <text:p text:style-name="P2"><text:span text:style-name="T2">The application is a web driven system that will allow people to VIEW and DOWNLOAD films, tv series, anime, and animations trough their browser (or better the web site will provide links to such contents). The user will mainly enter the site through the main page or a search engine (preferrably Google). The site will provide ways for the user to search throught the contents by different means, like name, category, hosting site, actor, duration, year of production and so on.</text:span></text:p>
      <text:p text:style-name="P2"><text:span text:style-name="T2">Upon a completed and unique search result, the user will be presented with a page containing the details of the result (plot, cover image, author, duration, main characters and so on), a list of links for the streaming and a list of links for the download.</text:span></text:p>
      <text:p text:style-name="P2"><text:span text:style-name="T2">ADDITIONAL FEATURES</text:span></text:p>
      <text:p text:style-name="P2"><text:span text:style-name="T2">The user will be able to upvote or downvote the entire content and/or single links without registration required. The user will be able to add comments to the content and share it on the main social network/web networks.</text:span></text:p>
      <text:p text:style-name="P2"><text:span text:style-name="T2"/></text:p>
      <text:p text:style-name="P2"><text:span text:style-name="T2">Links will be grabbed from third party sites by means of automatic parser that will run continuously following a schedule and will insert the collected data into a central repository (i.e. database).</text:span></text:p>
      <text:p text:style-name="P1"><text:span text:style-name="T2">SOFTWARE REFERENCES</text:span></text:p>
      <text:list xml:id="list35325515" text:style-name="L5">
        <text:list-item>
          <text:p text:style-name="P6"><text:span text:style-name="T4">For the server side database an SQL based database will be used.</text:span></text:p>
        </text:list-item>
        <text:list-item>
          <text:p text:style-name="P6"><text:span text:style-name="T4">The parsers will be implemented in Java and will run on its own server or VPS.</text:span></text:p>
        </text:list-item>
        <text:list-item>
          <text:p text:style-name="P6"><text:span text:style-name="T4">The client side web pages will use HTML for static content, CSS for the presentation and JavaScript to handle dinamyc features and asynchronous load of data.</text:span></text:p>
        </text:list-item>
        <text:list-item>
          <text:p text:style-name="P6"><text:span text:style-name="T4">Pages will be dynamically created will server side scripts written in PHP.</text:span></text:p>
        </text:list-item>
        <text:list-item>
          <text:p text:style-name="P6"><text:span text:style-name="T4">WordPress may be used as a template to implement the server side scripting and the client side pages.</text:span></text:p>
        </text:list-item>
      </text:list>
      <text:p text:style-name="P10"><text:span text:style-name="T10">ANALISI DEI </text:span><text:span text:style-name="T11">REQUISITI </text:span><text:span text:style-name="T10">DEL SISTEMA</text:span></text:p>
      <text:p text:style-name="P3"><text:span text:style-name="T2">PARSER</text:span></text:p>
      <text:list xml:id="list35348383" text:style-name="L6">
        <text:list-item>
          <text:p text:style-name="P9">Different parsers will be implemented and each of them will be site-specific.</text:p>
        </text:list-item>
        <text:list-item>
          <text:p text:style-name="P9">The parsers should be able to run on its own without the need for user interactions.</text:p>
        </text:list-item>
        <text:list-item>
          <text:p text:style-name="P7"><text:span text:style-name="T2">The parsers will automatically update the database (the database location and credentials will be taken from a local configuration file) and report errors on specific database record or on local text files.</text:span></text:p>
        </text:list-item>
      </text:list>
      <text:p text:style-name="P3"><text:span text:style-name="T2">DATABASE</text:span></text:p>
      <text:list xml:id="list35403279" text:style-name="L7">
        <text:list-item>
          <text:p text:style-name="P8"><text:span text:style-name="T2">The database </text:span></text:p>
        </text:list-item>
      </text:list>
      <text:p text:style-name="P10"/>
      <text:p text:style-name="P10"/>
      <text:p text:style-name="P10"/>
      <text:list xml:id="list38564521" text:style-name="L2">
        <text:list-item>
          <text:p text:style-name="P4">Entità principali (Streamable/Downloadable) sono i FILM, le SERIE TV, gli ANIME <text:span text:style-name="T2">(comprende CARTOONS)</text:span>.</text:p>
        </text:list-item>
        <text:list-item>
          <text:p text:style-name="P4">Ogni <text:s/>Streamable possiede meta-informazioni relative ad autori (produttore, direttore), trama, durata, attori, paese di produzione, <text:span text:style-name="T2">categoria (animazione, thriller...) ...</text:span></text:p>
        </text:list-item>
        <text:list-item>
          <text:p text:style-name="P4">Ogni Streamable possiede un trailer (embedded video), molteplici voti (locale, movieplayer.it, filmup.com ...), discussione/commenti (DISQUS).</text:p>
        </text:list-item>
        <text:list-item>
          <text:p text:style-name="P4">Ogni film è composto da un solo streaming, mentre serie tv e anime sono composti da molteplici streaming, uno per episodio. <text:span text:style-name="T2">Diremo che un film ha un solo EPISODIO, mentre serie tv ed anime hanno molteplici EPISODI.</text:span></text:p>
        </text:list-item>
        <text:list-item>
          <text:p text:style-name="P4"><text:span text:style-name="T2">Ogni Episodio ha meta-informazioni quali stagione (non pertinente per film ed alcuni anime, default 1), <text:s/>numero di episodio (on pertinente per film, default 1), durata, (sottotitoli???)</text:span></text:p>
        </text:list-item>
        <text:list-item>
          <text:p text:style-name="P4"><text:span text:style-name="T2">Ogni episodio ha molteplici STREAMING (stesso sito, differenti qualità, differenti siti …).</text:span></text:p>
        </text:list-item>
        <text:list-item>
          <text:p text:style-name="P4"><text:soft-page-break/><text:span text:style-name="T2">Ogni Streaming possiede meta-informazioni quali qualità, sito di riferimento, (votazione?)</text:span></text:p>
        </text:list-item>
        <text:list-item>
          <text:p text:style-name="P4"><text:span text:style-name="T2">Ogni Streaming è composto da uno o più LINK (e.g. Primo/secondo tempo). <text:s/>Si suppone che più link relativi allo stesso Streaming condividano caratteristiche quali qualità audio/video sorgente ecc</text:span></text:p>
        </text:list-item>
        <text:list-item>
          <text:p text:style-name="P4"><text:span text:style-name="T2">Ogni Link possiede informazioni quali URL, durata, “non funzionante”...???</text:span></text:p>
        </text:list-item>
      </text:list>
      <text:p text:style-name="P1"><text:span text:style-name="T2">NOTE</text:span></text:p>
      <text:list xml:id="list39724589" text:style-name="L3">
        <text:list-item>
          <text:p text:style-name="P5"><text:span text:style-name="T2">Potremmo dire che ogni FILM possiede uno streaming direttamente, senza episodi e/o stagion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H43M28S</meta:editing-duration>
    <meta:editing-cycles>4</meta:editing-cycles>
    <meta:generator>OpenOffice.org/3.3$Win32 OpenOffice.org_project/330m20$Build-9567</meta:generator>
    <dc:date>2013-08-25T15:25:13.61</dc:date>
    <meta:document-statistic meta:table-count="0" meta:image-count="0" meta:object-count="0" meta:page-count="2" meta:paragraph-count="31" meta:word-count="562" meta:character-count="3500"/>
    <meta:user-defined meta:name="Info 1"/>
    <meta:user-defined meta:name="Info 2"/>
    <meta:user-defined meta:name="Info 3"/>
    <meta:user-defined meta:name="Info 4"/>
  </office:meta>
</office:document-meta>
</file>